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Text_20_body" style:list-style-name="WW8Num7"/>
    <style:style style:name="P3" style:family="paragraph" style:parent-style-name="Text_20_body" style:list-style-name="WW8Num2"/>
    <style:style style:name="P4" style:family="paragraph" style:parent-style-name="Text_20_body" style:list-style-name="WW8Num6"/>
    <style:style style:name="P5" style:family="paragraph" style:parent-style-name="Text_20_body" style:list-style-name="WW8Num5"/>
    <style:style style:name="P6" style:family="paragraph" style:parent-style-name="Standard">
      <style:text-properties officeooo:rsid="001dcff7" officeooo:paragraph-rsid="001dcff7"/>
    </style:style>
    <style:style style:name="P7" style:family="paragraph" style:parent-style-name="Standard">
      <style:text-properties officeooo:rsid="001fc438" officeooo:paragraph-rsid="001fc438"/>
    </style:style>
    <style:style style:name="P8" style:family="paragraph" style:parent-style-name="Standard">
      <style:text-properties officeooo:rsid="00218089" officeooo:paragraph-rsid="00218089"/>
    </style:style>
    <style:style style:name="P9" style:family="paragraph" style:parent-style-name="Standard">
      <style:text-properties fo:color="#ffff00" loext:opacity="100%" officeooo:rsid="00218089" officeooo:paragraph-rsid="00218089"/>
    </style:style>
    <style:style style:name="P10" style:family="paragraph" style:parent-style-name="Standard">
      <style:text-properties fo:color="#ffff00" loext:opacity="100%" officeooo:rsid="00218089" officeooo:paragraph-rsid="0022f816"/>
    </style:style>
    <style:style style:name="P11" style:family="paragraph" style:parent-style-name="Standard">
      <style:text-properties fo:color="#ffff00" loext:opacity="100%" officeooo:rsid="0022f816" officeooo:paragraph-rsid="0022f816"/>
    </style:style>
    <style:style style:name="P12" style:family="paragraph" style:parent-style-name="Standard">
      <style:text-properties fo:color="#ffff00" loext:opacity="100%" officeooo:rsid="00218089" officeooo:paragraph-rsid="0022f495"/>
    </style:style>
    <style:style style:name="P13" style:family="paragraph" style:parent-style-name="Standard">
      <style:text-properties style:use-window-font-color="true" loext:opacity="0%" officeooo:rsid="00218089" officeooo:paragraph-rsid="0022f495"/>
    </style:style>
    <style:style style:name="P14" style:family="paragraph" style:parent-style-name="Standard">
      <style:text-properties fo:color="#ff0000" loext:opacity="100%" officeooo:rsid="00240f72" officeooo:paragraph-rsid="00240f72"/>
    </style:style>
    <style:style style:name="P15" style:family="paragraph" style:parent-style-name="Standard">
      <style:text-properties officeooo:rsid="00240f72" officeooo:paragraph-rsid="00240f72"/>
    </style:style>
    <style:style style:name="P16" style:family="paragraph" style:parent-style-name="Standard">
      <style:text-properties officeooo:paragraph-rsid="0018b0a8"/>
    </style:style>
    <style:style style:name="P17" style:family="paragraph" style:parent-style-name="Normal">
      <style:paragraph-properties fo:line-height="107%"/>
      <style:text-properties fo:language="en" fo:country="US" officeooo:paragraph-rsid="0018b0a8"/>
    </style:style>
    <style:style style:name="P18" style:family="paragraph" style:parent-style-name="Normal">
      <style:paragraph-properties fo:line-height="107%"/>
      <style:text-properties fo:language="en" fo:country="US" officeooo:rsid="000e3e1c" officeooo:paragraph-rsid="0018b0a8"/>
    </style:style>
    <style:style style:name="P19" style:family="paragraph" style:parent-style-name="Normal">
      <style:paragraph-properties fo:line-height="107%"/>
      <style:text-properties fo:language="en" fo:country="US" officeooo:rsid="0010d603" officeooo:paragraph-rsid="0018b0a8"/>
    </style:style>
    <style:style style:name="P20" style:family="paragraph" style:parent-style-name="Standard">
      <style:text-properties officeooo:rsid="0018b0a8" officeooo:paragraph-rsid="0018b0a8"/>
    </style:style>
    <style:style style:name="P21" style:family="paragraph" style:parent-style-name="Título_20_3">
      <style:paragraph-properties fo:margin-top="0cm" fo:margin-bottom="0.496cm" style:contextual-spacing="false" fo:text-align="justify" style:justify-single-word="false"/>
      <style:text-properties style:use-window-font-color="true" loext:opacity="0%" style:font-name="Times New Roman" fo:font-size="12pt" fo:font-weight="bold" officeooo:paragraph-rsid="001b62f8" style:font-name-asian="Times New Roman" style:font-size-asian="12pt" style:font-weight-asian="bold" style:font-name-complex="Times New Roman" style:font-size-complex="12pt" style:font-weight-complex="bold"/>
    </style:style>
    <style:style style:name="P22" style:family="paragraph" style:parent-style-name="Parágrafo_20_da_20_Lista" style:list-style-name="L1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23" style:family="paragraph" style:parent-style-name="Normal">
      <style:paragraph-properties fo:text-align="justify" style:justify-single-word="false"/>
      <style:text-properties style:font-name="Times New Roman" officeooo:paragraph-rsid="001b62f8" style:font-name-asian="Times New Roman" style:font-name-complex="Times New Roman"/>
    </style:style>
    <style:style style:name="P24" style:family="paragraph" style:parent-style-name="Parágrafo_20_da_20_Lista" style:list-style-name="L2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25" style:family="paragraph" style:parent-style-name="Parágrafo_20_da_20_Lista" style:list-style-name="L3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26" style:family="paragraph" style:parent-style-name="Parágrafo_20_da_20_Lista" style:list-style-name="L4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27" style:family="paragraph" style:parent-style-name="Parágrafo_20_da_20_Lista" style:list-style-name="L5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28" style:family="paragraph" style:parent-style-name="Parágrafo_20_da_20_Lista" style:list-style-name="L6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T1" style:family="text">
      <style:text-properties officeooo:rsid="00218089"/>
    </style:style>
    <style:style style:name="T2" style:family="text">
      <style:text-properties officeooo:rsid="0022f495"/>
    </style:style>
    <style:style style:name="T3" style:family="text">
      <style:text-properties officeooo:rsid="00240f72"/>
    </style:style>
    <style:style style:name="T4" style:family="text">
      <style:text-properties officeooo:rsid="0018b0a8"/>
    </style:style>
    <style:style style:name="T5" style:family="text">
      <style:text-properties officeooo:rsid="000aae06"/>
    </style:style>
    <style:style style:name="T6" style:family="text">
      <style:text-properties officeooo:rsid="0010d603"/>
    </style:style>
    <style:style style:name="T7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style:font-name-asian="Times New Roman" style:font-name-complex="Times New Roman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ubject>HubGourmet – Sistema de Gestão de Eventos Gastronômicos</text:subject><text:line-break/>Use-Case: &lt;use-case name&gt;</text:h>
      <text:h text:style-name="Heading_20_1" text:outline-level="1">Brief Description</text:h>
      <text:p text:style-name="Text_20_body">&lt;brief description of use-case&gt;</text:p>
      <text:h text:style-name="Heading_20_1" text:outline-level="1">Actor Brief Descriptions</text:h>
      <text:h text:style-name="Heading_20_2" text:outline-level="2">&lt;Actor 1 Name&gt;</text:h>
      <text:h text:style-name="Heading_20_1" text:outline-level="1">Preconditions</text:h>
      <text:p text:style-name="Text_20_body">&lt;pre-condition 1&gt;</text:p>
      <text:h text:style-name="Heading_20_1" text:outline-level="1">Basic Flow of Events</text:h>
      <text:list text:style-name="WW8Num7">
        <text:list-item>
          <text:p text:style-name="P2">The use case begins when &lt;actor&gt;, &lt;does something&gt;…</text:p>
        </text:list-item>
        <text:list-item>
          <text:p text:style-name="P2">&lt;basic flow step 1&gt;</text:p>
        </text:list-item>
        <text:list-item>
          <text:p text:style-name="P2">… </text:p>
        </text:list-item>
        <text:list-item>
          <text:p text:style-name="P2">&lt;basic flow step n&gt;</text:p>
        </text:list-item>
        <text:list-item>
          <text:p text:style-name="P2">The use case ends.</text:p>
        </text:list-item>
      </text:list>
      <text:h text:style-name="Heading_20_1" text:outline-level="1">Alternative Flows</text:h>
      <text:h text:style-name="Heading_20_2" text:outline-level="2">&lt;alternate flow 1&gt;</text:h>
      <text:p text:style-name="Text_20_body">If in step &lt;x&gt; of the basic flow the &lt;actor or system does something&gt;, then </text:p>
      <text:list text:style-name="WW8Num2">
        <text:list-item>
          <text:p text:style-name="P3">&lt;describe flow&gt; <text:s/></text:p>
        </text:list-item>
        <text:list-item>
          <text:p text:style-name="P3">The use case resumes at step &lt;y&gt;</text:p>
        </text:list-item>
      </text:list>
      <text:h text:style-name="Heading_20_1" text:outline-level="1">Subflows </text:h>
      <text:h text:style-name="Heading_20_2" text:outline-level="2">&lt;subflow 1&gt;</text:h>
      <text:list text:style-name="WW8Num6">
        <text:list-item>
          <text:p text:style-name="P4">&lt;subflow 1, step 1&gt;</text:p>
        </text:list-item>
        <text:list-item>
          <text:p text:style-name="P4">…</text:p>
        </text:list-item>
        <text:list-item>
          <text:p text:style-name="P4">&lt;subflow 1, step n&gt;</text:p>
        </text:list-item>
      </text:list>
      <text:h text:style-name="Heading_20_1" text:outline-level="1">Key Scenarios</text:h>
      <text:h text:style-name="Heading_20_2" text:outline-level="2">&lt;scenario 1&gt;</text:h>
      <text:list text:style-name="WW8Num5">
        <text:list-item>
          <text:p text:style-name="P5">&lt;scenario 1, step 1&gt;</text:p>
        </text:list-item>
        <text:list-item>
          <text:p text:style-name="P5">…</text:p>
        </text:list-item>
        <text:list-item>
          <text:p text:style-name="P5">&lt;scenario 1, step n&gt;</text:p>
        </text:list-item>
      </text:list>
      <text:h text:style-name="Heading_20_1" text:outline-level="1">Post-conditions</text:h>
      <text:h text:style-name="Heading_20_2" text:outline-level="2">&lt;post-condition 1&gt;</text:h>
      <text:h text:style-name="Heading_20_1" text:outline-level="1">Special Requirements</text:h>
      <text:p text:style-name="Text_20_body">&lt;special requirement 1&gt;</text:p>
      <text:p text:style-name="Standard"/>
      <text:p text:style-name="Standard"/>
      <text:p text:style-name="P6"><text:soft-page-break/></text:p>
      <text:p text:style-name="P6"/>
      <text:p text:style-name="P6">Usuário</text:p>
      <text:p text:style-name="P7">Como usuário quero criar conta para ter meu registro dentro do sistema e realizar operações dentro dele</text:p>
      <text:p text:style-name="P7">Como usuário quero me autenticar</text:p>
      <text:p text:style-name="P6">Como usuário quero listar feiras para ver quais feiras estão inseridas no sistema</text:p>
      <text:p text:style-name="P6">Como usuário quero listar expositores em feiras para saber quais expositores estão registrados em quais feiras</text:p>
      <text:p text:style-name="P6">Como usuário quero listar produto de expositor em feira, para saber quais produtos estão sendo oferecidos pelo expositor em cada feira que ele particapa/participou/participará</text:p>
      <text:p text:style-name="P6">Como usuário quero ler dados da feira, para saber seus dados pertinentes a: nome, descrição, data de início, data de término, local, cidade, estado</text:p>
      <text:p text:style-name="P7">Como usuário quero ler dados de expositor em feira para saber seus nomes, descrição e contato</text:p>
      <text:p text:style-name="P7">Como usuário quero ler dados de produtos de expositor em feira, sabendo seus nomes, descrições, e preços.</text:p>
      <text:p text:style-name="Standard"/>
      <text:p text:style-name="P7">Organizador de eventos</text:p>
      <text:p text:style-name="P7">Como organizador quero criar feiras para poder realizar esses eventos</text:p>
      <text:p text:style-name="P7">Como organizador quero editar feiras, para alterar seus dados e informações, corrigindo erros e <text:span text:style-name="T1">deixando-os atualizados</text:span></text:p>
      <text:p text:style-name="P8">Como organizador de eventos quero excluir eventos para remover o registro de evento sem expositores associados</text:p>
      <text:p text:style-name="P9">Como organizador quero criar registro de expositor para <text:span text:style-name="T2">o </text:span>associar a evento</text:p>
      <text:p text:style-name="P9">Como organizador quero editar registro de expositor para atualizar suas informações</text:p>
      <text:p text:style-name="P8">Como organizador quero excluir registro de expositor para remover expositores sem listas de produtos ou produtos registrados</text:p>
      <text:p text:style-name="P10">Como organizador quero editar produtos para atualizá-los</text:p>
      <text:p text:style-name="P10">Como organizador quero excluir produtos, para removê-los de listas sem produtos</text:p>
      <text:p text:style-name="P10">Como organizador quero editar lista de produtos para atualizá-los</text:p>
      <text:p text:style-name="P10">Como organizador quero excluir listo de produtos, para remover listas sem produtos</text:p>
      <text:p text:style-name="P11">Com <text:s/><text:span text:style-name="T1">organizador </text:span>quero aprovar cadastro de expositor para que ele participe de evento</text:p>
      <text:p text:style-name="P8"/>
      <text:p text:style-name="P8">Expositor</text:p>
      <text:p text:style-name="P12">Como expositor quero criar registro de expositor para <text:span text:style-name="T2">acessar o sistema e me </text:span>associar/<text:span text:style-name="T3">candidatar</text:span> a evento</text:p>
      <text:p text:style-name="P13">Como expositor quero editar registro de expositor para atualizar <text:span text:style-name="T2">minhas </text:span>informações</text:p>
      <text:p text:style-name="P8">Como expositor quero criar lista de produtos para associá-los e oferecê-los em evento</text:p>
      <text:p text:style-name="P8">Como expositor quero editar lista de produtos para atualizá-los</text:p>
      <text:p text:style-name="P8">Como expositor quero excluir listo de produtos, para remover listas sem produtos</text:p>
      <text:p text:style-name="P8"/>
      <text:p text:style-name="P8">Como expositor quero criar produtos para associá-los a lista de produtos minhas</text:p>
      <text:p text:style-name="P8">Como expositor quero editar produtos para atualizá-los</text:p>
      <text:p text:style-name="P8">Como expositor quero excluir produtos, para removê-los de listas sem produtos</text:p>
      <text:p text:style-name="P8"/>
      <text:p text:style-name="P8"><text:soft-page-break/>Visitantes</text:p>
      <text:p text:style-name="P8">Como visitante quero gerar ingresso de evento para participar do evento naquele dia</text:p>
      <text:p text:style-name="P8">Como visitante quero ler ingresso para visualizar suas informações</text:p>
      <text:p text:style-name="P8">Como visitante quero excluir ingresso vendido para removê-los do sistema em casos de cancelamentos, não pagamentos ou erros</text:p>
      <text:p text:style-name="P8"/>
      <text:p text:style-name="P14">Colaborador</text:p>
      <text:p text:style-name="P15"/>
      <text:p text:style-name="P14">Parceiro</text:p>
      <text:p text:style-name="P15"/>
      <text:p text:style-name="P14">Fiscalizador</text:p>
      <text:p text:style-name="P15"/>
      <text:p text:style-name="P16"><text:span text:style-name="T4">visão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17"><text:span text:style-name="T5">o</text:span>rganizadores d<text:span text:style-name="T5">e eventos</text:span></text:p>
            </table:table-cell>
            <table:table-cell table:style-name="Tabela3.A1" office:value-type="string">
              <text:p text:style-name="P17"><text:span text:style-name="T5">o</text:span>rganizadores d<text:span text:style-name="T5">e eventos</text:span></text:p>
            </table:table-cell>
            <table:table-cell table:style-name="Tabela3.C1" office:value-type="string">
              <text:p text:style-name="P18"><text:span text:style-name="T6">C</text:span>riar e gerenciar eventos; <text:span text:style-name="T6">alocar espaços, equipes e recursos; increver participantes; estabelecer cronogramas; vender ingressos; divulgar eventos; exercer o controle financeiro; analisar relatórios.</text:span>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18">colaboradores</text:p>
          </table:table-cell>
          <table:table-cell table:style-name="Tabela3.A2" office:value-type="string">
            <text:p text:style-name="P17">funcionários, trabalhadores temporários e voluntários</text:p>
          </table:table-cell>
          <table:table-cell table:style-name="Tabela3.C2" office:value-type="string">
            <text:p text:style-name="P19">Comunicar-se com a equipe; gerenciar escalas; realizar tarefas; validar acessos e redenciais; auxiliar visitantes e expositores; prover informações</text:p>
          </table:table-cell>
        </table:table-row>
        <table:table-row table:style-name="Tabela3.1">
          <table:table-cell table:style-name="Tabela3.A2" office:value-type="string">
            <text:p text:style-name="P18">parceiros</text:p>
          </table:table-cell>
          <table:table-cell table:style-name="Tabela3.A2" office:value-type="string">
            <text:p text:style-name="P19">Patrocinadores e fornecedores</text:p>
          </table:table-cell>
          <table:table-cell table:style-name="Tabela3.C2" office:value-type="string">
            <text:p text:style-name="P19">Financiar e patrocinar ferias; prover apoio logístico; oferecer promoções e conteúdos associados às feiras.</text:p>
          </table:table-cell>
        </table:table-row>
        <table:table-row table:style-name="Tabela3.1">
          <table:table-cell table:style-name="Tabela3.A2" office:value-type="string">
            <text:p text:style-name="P18">expositores</text:p>
          </table:table-cell>
          <table:table-cell table:style-name="Tabela3.A2" office:value-type="string">
            <text:p text:style-name="P19">Restaurantes, chefs e cozinheiros independentes</text:p>
          </table:table-cell>
          <table:table-cell table:style-name="Tabela3.C2" office:value-type="string">
            <text:p text:style-name="P19">Se candidatar; enviar cardápios; fornecer documetnos; criar e gerenciar seu perfil no sistema; comunicar-se com organizadores e fornecedores; gerir cardápios e estandes.</text:p>
          </table:table-cell>
        </table:table-row>
        <table:table-row table:style-name="Tabela3.1">
          <table:table-cell table:style-name="Tabela3.A2" office:value-type="string">
            <text:p text:style-name="P18">fiscalizadores</text:p>
          </table:table-cell>
          <table:table-cell table:style-name="Tabela3.A2" office:value-type="string">
            <text:p text:style-name="P17"><text:span text:style-name="T6">ó</text:span>rgãos reguladores e fiscalizadores</text:p>
          </table:table-cell>
          <table:table-cell table:style-name="Tabela3.C2" office:value-type="string">
            <text:p text:style-name="P19">Garantir conformidade legal dos eventos com licenças e fiscalização.</text:p>
          </table:table-cell>
        </table:table-row>
        <table:table-row table:style-name="Tabela3.1">
          <table:table-cell table:style-name="Tabela3.A2" office:value-type="string">
            <text:p text:style-name="P18">visitantes</text:p>
          </table:table-cell>
          <table:table-cell table:style-name="Tabela3.A2" office:value-type="string">
            <text:p text:style-name="P19">o público em geral</text:p>
          </table:table-cell>
          <table:table-cell table:style-name="Tabela3.C2" office:value-type="string">
            <text:p text:style-name="P19">Comprar ingressos; participar de eventos; avaliar expositores e eventos.</text:p>
          </table:table-cell>
        </table:table-row>
      </table:table>
      <text:p text:style-name="P20"/>
      <text:p text:style-name="P20"/>
      <text:h text:style-name="P21" text:outline-level="3">1) Organizadores de Eventos</text:h>
      <text:list text:style-name="L1">
        <text:list-item>
          <text:p text:style-name="P22"><text:span text:style-name="Fonte_20_parág._20_padrão"><text:span text:style-name="T7">Como organizador</text:span></text:span><text:span text:style-name="Fonte_20_parág._20_padrão"><text:span text:style-name="T8">, eu quero cadastrar e configurar eventos (datas, local, tema), </text:span></text:span><text:span text:style-name="Fonte_20_parág._20_padrão"><text:span text:style-name="T7">para que</text:span></text:span><text:span text:style-name="Fonte_20_parág._20_padrão"><text:span text:style-name="T8"> eu possa estruturar a exposição corretamente.</text:span></text:span></text:p>
        </text:list-item>
        <text:list-item>
          <text:p text:style-name="P22"><text:span text:style-name="Fonte_20_parág._20_padrão"><text:span text:style-name="T7">Como organizador</text:span></text:span><text:span text:style-name="Fonte_20_parág._20_padrão"><text:span text:style-name="T8">, eu quero gerenciar inscrições dos expositores, </text:span></text:span><text:span text:style-name="Fonte_20_parág._20_padrão"><text:span text:style-name="T7">para que</text:span></text:span><text:span text:style-name="Fonte_20_parág._20_padrão"><text:span text:style-name="T8"> eu selecione participantes alinhados ao evento.</text:span></text:span></text:p>
        </text:list-item>
        <text:list-item>
          <text:p text:style-name="P22"><text:soft-page-break/><text:span text:style-name="Fonte_20_parág._20_padrão"><text:span text:style-name="T7">Como organizador</text:span></text:span><text:span text:style-name="Fonte_20_parág._20_padrão"><text:span text:style-name="T8">, eu quero controlar o layout dos estandes, </text:span></text:span><text:span text:style-name="Fonte_20_parág._20_padrão"><text:span text:style-name="T7">para que</text:span></text:span><text:span text:style-name="Fonte_20_parág._20_padrão"><text:span text:style-name="T8"> eu possa distribuir os espaços de forma eficiente.</text:span></text:span></text:p>
        </text:list-item>
        <text:list-item>
          <text:p text:style-name="P22"><text:span text:style-name="Fonte_20_parág._20_padrão"><text:span text:style-name="T7">Como organizador</text:span></text:span><text:span text:style-name="Fonte_20_parág._20_padrão"><text:span text:style-name="T8">, eu quero gerar relatórios financeiros e operacionais, </text:span></text:span><text:span text:style-name="Fonte_20_parág._20_padrão"><text:span text:style-name="T7">para que</text:span></text:span><text:span text:style-name="Fonte_20_parág._20_padrão"><text:span text:style-name="T8"> eu possa avaliar o desempenho do evento.</text:span></text:span></text:p>
        </text:list-item>
        <text:list-item>
          <text:p text:style-name="P22"><text:span text:style-name="Fonte_20_parág._20_padrão"><text:span text:style-name="T7">Como organizador</text:span></text:span><text:span text:style-name="Fonte_20_parág._20_padrão"><text:span text:style-name="T8">, eu quero me comunicar diretamente com expositores, equipe de apoio e patrocinadores via sistema, </text:span></text:span><text:span text:style-name="Fonte_20_parág._20_padrão"><text:span text:style-name="T7">para que</text:span></text:span><text:span text:style-name="Fonte_20_parág._20_padrão"><text:span text:style-name="T8"> todos estejam alinhados.</text:span></text:span></text:p>
        </text:list-item>
        <text:list-item>
          <text:p text:style-name="P22"><text:span text:style-name="Fonte_20_parág._20_padrão"><text:span text:style-name="T7">Como organizador</text:span></text:span><text:span text:style-name="Fonte_20_parág._20_padrão"><text:span text:style-name="T8">, eu quero acompanhar pendências e status de licenças e autorizações, </text:span></text:span><text:span text:style-name="Fonte_20_parág._20_padrão"><text:span text:style-name="T7">para que</text:span></text:span><text:span text:style-name="Fonte_20_parág._20_padrão"><text:span text:style-name="T8"> o evento esteja em conformidade legal.</text:span></text:span></text:p>
        </text:list-item>
      </text:list>
      <text:p text:style-name="P23"/>
      <text:h text:style-name="P21" text:outline-level="3">2) Expositores (Restaurantes, Chefs, Produtores)</text:h>
      <text:list text:style-name="L2">
        <text:list-item>
          <text:p text:style-name="P24"><text:span text:style-name="Fonte_20_parág._20_padrão"><text:span text:style-name="T7">Como expositor</text:span></text:span><text:span text:style-name="Fonte_20_parág._20_padrão"><text:span text:style-name="T8">, eu quero me inscrever em eventos, </text:span></text:span><text:span text:style-name="Fonte_20_parág._20_padrão"><text:span text:style-name="T7">para que</text:span></text:span><text:span text:style-name="Fonte_20_parág._20_padrão"><text:span text:style-name="T8"> eu possa divulgar meus produtos e serviços.</text:span></text:span></text:p>
        </text:list-item>
        <text:list-item>
          <text:p text:style-name="P24"><text:span text:style-name="Fonte_20_parág._20_padrão"><text:span text:style-name="T7">Como expositor</text:span></text:span><text:span text:style-name="Fonte_20_parág._20_padrão"><text:span text:style-name="T8">, eu quero cadastrar informações sobre meu negócio (cardápio, especialidade, redes sociais), </text:span></text:span><text:span text:style-name="Fonte_20_parág._20_padrão"><text:span text:style-name="T7">para que</text:span></text:span><text:span text:style-name="Fonte_20_parág._20_padrão"><text:span text:style-name="T8"> os visitantes me conheçam antes do evento.</text:span></text:span></text:p>
        </text:list-item>
        <text:list-item>
          <text:p text:style-name="P24"><text:span text:style-name="Fonte_20_parág._20_padrão"><text:span text:style-name="T7">Como expositor</text:span></text:span><text:span text:style-name="Fonte_20_parág._20_padrão"><text:span text:style-name="T8">, eu quero escolher e reservar meu estande disponível, </text:span></text:span><text:span text:style-name="Fonte_20_parág._20_padrão"><text:span text:style-name="T7">para que</text:span></text:span><text:span text:style-name="Fonte_20_parág._20_padrão"><text:span text:style-name="T8"> eu tenha um bom posicionamento no evento.</text:span></text:span></text:p>
        </text:list-item>
        <text:list-item>
          <text:p text:style-name="P24"><text:span text:style-name="Fonte_20_parág._20_padrão"><text:span text:style-name="T7">Como expositor</text:span></text:span><text:span text:style-name="Fonte_20_parág._20_padrão"><text:span text:style-name="T8">, eu quero acompanhar o status da minha inscrição e pendências (documentação, pagamentos), </text:span></text:span><text:span text:style-name="Fonte_20_parág._20_padrão"><text:span text:style-name="T7">para que</text:span></text:span><text:span text:style-name="Fonte_20_parág._20_padrão"><text:span text:style-name="T8"> eu esteja regularizado.</text:span></text:span></text:p>
        </text:list-item>
        <text:list-item>
          <text:p text:style-name="P24"><text:span text:style-name="Fonte_20_parág._20_padrão"><text:span text:style-name="T7">Como expositor</text:span></text:span><text:span text:style-name="Fonte_20_parág._20_padrão"><text:span text:style-name="T8">, eu quero acessar dados de público esperado e informações logísticas, </text:span></text:span><text:span text:style-name="Fonte_20_parág._20_padrão"><text:span text:style-name="T7">para que</text:span></text:span><text:span text:style-name="Fonte_20_parág._20_padrão"><text:span text:style-name="T8"> eu possa me planejar melhor.</text:span></text:span></text:p>
        </text:list-item>
        <text:list-item>
          <text:p text:style-name="P24"><text:span text:style-name="Fonte_20_parág._20_padrão"><text:span text:style-name="T7">Como expositor</text:span></text:span><text:span text:style-name="Fonte_20_parág._20_padrão"><text:span text:style-name="T8">, eu quero receber feedback pós-evento, </text:span></text:span><text:span text:style-name="Fonte_20_parág._20_padrão"><text:span text:style-name="T7">para que</text:span></text:span><text:span text:style-name="Fonte_20_parág._20_padrão"><text:span text:style-name="T8"> eu possa aprimorar minha participação em futuras exposições.</text:span></text:span></text:p>
        </text:list-item>
      </text:list>
      <text:p text:style-name="P23"/>
      <text:h text:style-name="P21" text:outline-level="3">3) Visitantes</text:h>
      <text:list text:style-name="L3">
        <text:list-item>
          <text:p text:style-name="P25"><text:span text:style-name="Fonte_20_parág._20_padrão"><text:span text:style-name="T7">Como visitante</text:span></text:span><text:span text:style-name="Fonte_20_parág._20_padrão"><text:span text:style-name="T8">, eu quero visualizar a programação completa do evento, </text:span></text:span><text:span text:style-name="Fonte_20_parág._20_padrão"><text:span text:style-name="T7">para que</text:span></text:span><text:span text:style-name="Fonte_20_parág._20_padrão"><text:span text:style-name="T8"> eu planeje minha visita.</text:span></text:span></text:p>
        </text:list-item>
        <text:list-item>
          <text:p text:style-name="P25"><text:span text:style-name="Fonte_20_parág._20_padrão"><text:span text:style-name="T7">Como visitante</text:span></text:span><text:span text:style-name="Fonte_20_parág._20_padrão"><text:span text:style-name="T8">, eu quero acessar a lista de expositores e suas especialidades, </text:span></text:span><text:span text:style-name="Fonte_20_parág._20_padrão"><text:span text:style-name="T7">para que</text:span></text:span><text:span text:style-name="Fonte_20_parág._20_padrão"><text:span text:style-name="T8"> eu saiba o que encontrarei.</text:span></text:span></text:p>
        </text:list-item>
        <text:list-item>
          <text:p text:style-name="P25"><text:span text:style-name="Fonte_20_parág._20_padrão"><text:span text:style-name="T7">Como visitante</text:span></text:span><text:span text:style-name="Fonte_20_parág._20_padrão"><text:span text:style-name="T8">, eu quero me inscrever em oficinas, palestras ou degustações, </text:span></text:span><text:span text:style-name="Fonte_20_parág._20_padrão"><text:span text:style-name="T7">para que</text:span></text:span><text:span text:style-name="Fonte_20_parág._20_padrão"><text:span text:style-name="T8"> eu tenha uma experiência interativa no evento.</text:span></text:span></text:p>
        </text:list-item>
        <text:list-item>
          <text:p text:style-name="P25"><text:span text:style-name="Fonte_20_parág._20_padrão"><text:span text:style-name="T7">Como visitante</text:span></text:span><text:span text:style-name="Fonte_20_parág._20_padrão"><text:span text:style-name="T8">, eu quero comprar ingressos online, </text:span></text:span><text:span text:style-name="Fonte_20_parág._20_padrão"><text:span text:style-name="T7">para que</text:span></text:span><text:span text:style-name="Fonte_20_parág._20_padrão"><text:span text:style-name="T8"> eu garanta minha participação antecipadamente.</text:span></text:span></text:p>
        </text:list-item>
        <text:list-item>
          <text:p text:style-name="P25"><text:soft-page-break/><text:span text:style-name="Fonte_20_parág._20_padrão"><text:span text:style-name="T7">Como visitante</text:span></text:span><text:span text:style-name="Fonte_20_parág._20_padrão"><text:span text:style-name="T8">, eu quero avaliar expositores e atividades após o evento, </text:span></text:span><text:span text:style-name="Fonte_20_parág._20_padrão"><text:span text:style-name="T7">para que</text:span></text:span><text:span text:style-name="Fonte_20_parág._20_padrão"><text:span text:style-name="T8"> eu contribua para futuras melhorias.</text:span></text:span></text:p>
        </text:list-item>
        <text:list-item>
          <text:p text:style-name="P25"><text:span text:style-name="Fonte_20_parág._20_padrão"><text:span text:style-name="T7">Como visitante</text:span></text:span><text:span text:style-name="Fonte_20_parág._20_padrão"><text:span text:style-name="T8">, eu quero receber notificações de alterações, novidades e promoções, </text:span></text:span><text:span text:style-name="Fonte_20_parág._20_padrão"><text:span text:style-name="T7">para que</text:span></text:span><text:span text:style-name="Fonte_20_parág._20_padrão"><text:span text:style-name="T8"> eu fique atualizado.</text:span></text:span></text:p>
        </text:list-item>
      </text:list>
      <text:h text:style-name="P21" text:outline-level="3">4) Patrocinadores e Parceiros</text:h>
      <text:list text:style-name="L4">
        <text:list-item>
          <text:p text:style-name="P26"><text:span text:style-name="Fonte_20_parág._20_padrão"><text:span text:style-name="T7">Como patrocinador</text:span></text:span><text:span text:style-name="Fonte_20_parág._20_padrão"><text:span text:style-name="T8">, eu quero visualizar relatórios de alcance e participação no evento, </text:span></text:span><text:span text:style-name="Fonte_20_parág._20_padrão"><text:span text:style-name="T7">para que</text:span></text:span><text:span text:style-name="Fonte_20_parág._20_padrão"><text:span text:style-name="T8"> eu avalie o retorno do meu investimento.</text:span></text:span></text:p>
        </text:list-item>
        <text:list-item>
          <text:p text:style-name="P26"><text:span text:style-name="Fonte_20_parág._20_padrão"><text:span text:style-name="T7">Como patrocinador</text:span></text:span><text:span text:style-name="Fonte_20_parág._20_padrão"><text:span text:style-name="T8">, eu quero cadastrar minha marca e materiais promocionais no sistema, </text:span></text:span><text:span text:style-name="Fonte_20_parág._20_padrão"><text:span text:style-name="T7">para que</text:span></text:span><text:span text:style-name="Fonte_20_parág._20_padrão"><text:span text:style-name="T8"> eles sejam exibidos no site e app do evento.</text:span></text:span></text:p>
        </text:list-item>
        <text:list-item>
          <text:p text:style-name="P26"><text:span text:style-name="Fonte_20_parág._20_padrão"><text:span text:style-name="T7">Como patrocinador</text:span></text:span><text:span text:style-name="Fonte_20_parág._20_padrão"><text:span text:style-name="T8">, eu quero escolher cotas de patrocínio e visualizar os benefícios de cada uma, </text:span></text:span><text:span text:style-name="Fonte_20_parág._20_padrão"><text:span text:style-name="T7">para que</text:span></text:span><text:span text:style-name="Fonte_20_parág._20_padrão"><text:span text:style-name="T8"> eu tome decisões informadas.</text:span></text:span></text:p>
        </text:list-item>
        <text:list-item>
          <text:p text:style-name="P26"><text:span text:style-name="Fonte_20_parág._20_padrão"><text:span text:style-name="T7">Como patrocinador</text:span></text:span><text:span text:style-name="Fonte_20_parág._20_padrão"><text:span text:style-name="T8">, eu quero acompanhar o cronograma de ativações da minha marca durante o evento, </text:span></text:span><text:span text:style-name="Fonte_20_parág._20_padrão"><text:span text:style-name="T7">para que</text:span></text:span><text:span text:style-name="Fonte_20_parág._20_padrão"><text:span text:style-name="T8"> eu organize minha equipe.</text:span></text:span></text:p>
        </text:list-item>
        <text:list-item>
          <text:p text:style-name="P26"><text:span text:style-name="Fonte_20_parág._20_padrão"><text:span text:style-name="T7">Como parceiro</text:span></text:span><text:span text:style-name="Fonte_20_parág._20_padrão"><text:span text:style-name="T8">, eu quero acessar os dados logísticos (montagem, desmontagem, acessos), </text:span></text:span><text:span text:style-name="Fonte_20_parág._20_padrão"><text:span text:style-name="T7">para que</text:span></text:span><text:span text:style-name="Fonte_20_parág._20_padrão"><text:span text:style-name="T8"> eu planeje minhas operações.</text:span></text:span></text:p>
        </text:list-item>
      </text:list>
      <text:h text:style-name="P21" text:outline-level="3">5) Equipe de Apoio</text:h>
      <text:list text:style-name="L5">
        <text:list-item>
          <text:p text:style-name="P27"><text:span text:style-name="Fonte_20_parág._20_padrão"><text:span text:style-name="T7">Como membro da equipe de apoio</text:span></text:span><text:span text:style-name="Fonte_20_parág._20_padrão"><text:span text:style-name="T8">, eu quero acessar a lista de tarefas atribuídas, </text:span></text:span><text:span text:style-name="Fonte_20_parág._20_padrão"><text:span text:style-name="T7">para que</text:span></text:span><text:span text:style-name="Fonte_20_parág._20_padrão"><text:span text:style-name="T8"> eu saiba exatamente o que fazer durante o evento.</text:span></text:span></text:p>
        </text:list-item>
        <text:list-item>
          <text:p text:style-name="P27"><text:span text:style-name="Fonte_20_parág._20_padrão"><text:span text:style-name="T7">Como membro da equipe de apoio</text:span></text:span><text:span text:style-name="Fonte_20_parág._20_padrão"><text:span text:style-name="T8">, eu quero registrar ocorrências ou problemas em tempo real, </text:span></text:span><text:span text:style-name="Fonte_20_parág._20_padrão"><text:span text:style-name="T7">para que</text:span></text:span><text:span text:style-name="Fonte_20_parág._20_padrão"><text:span text:style-name="T8"> o organizador tome ações rápidas.</text:span></text:span></text:p>
        </text:list-item>
        <text:list-item>
          <text:p text:style-name="P27"><text:span text:style-name="Fonte_20_parág._20_padrão"><text:span text:style-name="T7">Como membro da equipe de apoio</text:span></text:span><text:span text:style-name="Fonte_20_parág._20_padrão"><text:span text:style-name="T8">, eu quero acessar mapas do evento, lista de expositores e cronogramas, </text:span></text:span><text:span text:style-name="Fonte_20_parág._20_padrão"><text:span text:style-name="T7">para que</text:span></text:span><text:span text:style-name="Fonte_20_parág._20_padrão"><text:span text:style-name="T8"> eu oriente visitantes e participantes corretamente.</text:span></text:span></text:p>
        </text:list-item>
        <text:list-item>
          <text:p text:style-name="P27"><text:span text:style-name="Fonte_20_parág._20_padrão"><text:span text:style-name="T7">Como membro da equipe de apoio</text:span></text:span><text:span text:style-name="Fonte_20_parág._20_padrão"><text:span text:style-name="T8">, eu quero receber notificações de alterações nas atividades, </text:span></text:span><text:span text:style-name="Fonte_20_parág._20_padrão"><text:span text:style-name="T7">para que</text:span></text:span><text:span text:style-name="Fonte_20_parág._20_padrão"><text:span text:style-name="T8"> eu me adapte às mudanças.</text:span></text:span></text:p>
        </text:list-item>
      </text:list>
      <text:h text:style-name="P21" text:outline-level="3">6) Órgãos Reguladores (Vigilância Sanitária, Bombeiros, Prefeitura)</text:h>
      <text:list text:style-name="L6">
        <text:list-item>
          <text:p text:style-name="P28"><text:span text:style-name="Fonte_20_parág._20_padrão"><text:span text:style-name="T7">Como órgão regulador</text:span></text:span><text:span text:style-name="Fonte_20_parág._20_padrão"><text:span text:style-name="T8">, eu quero acessar os dados dos expositores (CNPJ, licenças, alvarás), </text:span></text:span><text:span text:style-name="Fonte_20_parág._20_padrão"><text:span text:style-name="T7">para que</text:span></text:span><text:span text:style-name="Fonte_20_parág._20_padrão"><text:span text:style-name="T8"> eu possa verificar se estão em conformidade.</text:span></text:span></text:p>
        </text:list-item>
        <text:list-item>
          <text:p text:style-name="P28"><text:span text:style-name="Fonte_20_parág._20_padrão"><text:span text:style-name="T7">Como órgão regulador</text:span></text:span><text:span text:style-name="Fonte_20_parág._20_padrão"><text:span text:style-name="T8">, eu quero acessar mapas e planta baixa do evento, </text:span></text:span><text:span text:style-name="Fonte_20_parág._20_padrão"><text:span text:style-name="T7">para que</text:span></text:span><text:span text:style-name="Fonte_20_parág._20_padrão"><text:span text:style-name="T8"> eu avalie as condições de segurança e fluxo de pessoas.</text:span></text:span></text:p>
        </text:list-item>
        <text:list-item>
          <text:p text:style-name="P28"><text:span text:style-name="Fonte_20_parág._20_padrão"><text:span text:style-name="T7">Como órgão regulador</text:span></text:span><text:span text:style-name="Fonte_20_parág._20_padrão"><text:span text:style-name="T8">, eu quero acompanhar a situação das licenças e autorizações do evento, </text:span></text:span><text:span text:style-name="Fonte_20_parág._20_padrão"><text:span text:style-name="T7">para que</text:span></text:span><text:span text:style-name="Fonte_20_parág._20_padrão"><text:span text:style-name="T8"> eu valide ou recomende ajustes.</text:span></text:span></text:p>
        </text:list-item>
        <text:list-item>
          <text:p text:style-name="P28"><text:soft-page-break/><text:span text:style-name="Fonte_20_parág._20_padrão"><text:span text:style-name="T7">Como órgão regulador</text:span></text:span><text:span text:style-name="Fonte_20_parág._20_padrão"><text:span text:style-name="T8">, eu quero gerar relatórios de inspeção diretamente no sistema, </text:span></text:span><text:span text:style-name="Fonte_20_parág._20_padrão"><text:span text:style-name="T7">para que</text:span></text:span><text:span text:style-name="Fonte_20_parág._20_padrão"><text:span text:style-name="T8"> o processo seja ágil e transparente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chapter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 style:list-style-name="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Mincho" style:font-family-asian="'MS Mincho'" style:font-family-generic-asian="modern" style:font-pitch-asian="fixed" style:font-size-asian="14pt" style:font-name-complex="MS Gothic" style:font-family-complex="'MS Gothic'" style:font-family-generic-complex="modern" style:font-pitch-complex="fixe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/>
      <style:text-properties officeooo:paragraph-rsid="0015fe5d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8b0a8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officeooo:rsid="00148a26"/>
    </style:style>
    <style:style style:name="MT4" style:family="text">
      <style:text-properties fo:font-family="Symbol" style:font-family-generic="roman" style:font-pitch="variable" style:font-charset="x-symbol" fo:font-size="10pt" style:font-size-asian="10pt" style:font-size-complex="10pt"/>
    </style:style>
    <style:style style:name="MT5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size="10pt" officeooo:rsid="0015fe5d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HubGourmet – Sistema de Gestão de Eventos Gastronômicos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ões de casos de uso</text:span><text:span text:style-name="MT2">: </text:span><text:span text:style-name="MT2"><text:title>Histórias de Usuário</text:title></text:span><text:span text:style-name="MT2"><text:s/></text:span></text:p>
            </table:table-cell>
            <table:table-cell table:style-name="Tabela2.B1" office:value-type="string">
              <text:p text:style-name="MP1">Dat<text:span text:style-name="MT3">a</text:span>: <text:span text:style-name="MT3">23</text:span>/<text:span text:style-name="MT3">06/2025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><text:span text:style-name="Fonte_20_parág._20_padrão"><text:span text:style-name="MT4"></text:span></text:span><text:span text:style-name="MT5">Micheron Systems</text:span><text:span text:style-name="MT6">, </text:span><text:span text:style-name="MT6"><text:date style:data-style-name="N10129" text:date-value="2025-06-27T19:27:31.981019368">2025</text:date></text:span></text:p>
            </table:table-cell>
            <table:table-cell table:style-name="Tabela1.A1" office:value-type="string">
              <text:p text:style-name="MP5"><text:span text:style-name="MT7">Página</text:span><text:span text:style-name="MT2"> </text:span><text:span text:style-name="Page_20_Number"><text:span text:style-name="MT2"><text:page-number text:select-page="current">6</text:page-number></text:span></text:span><text:span text:style-name="Page_20_Number"><text:span text:style-name="MT2"><text:s/>of </text:span></text:span><text:span text:style-name="Page_20_Number"><text:span text:style-name="MT6"><text:page-count style:num-format="1">6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Histórias de Usuário</dc:title>
    <dc:subject>HubGourmet – Sistema de Gestão de Eventos Gastronômicos</dc:subject>
    <meta:creation-date>2023-04-12T16:20:20.010000000</meta:creation-date>
    <dc:date>2025-06-27T19:27:03.423107300</dc:date>
    <meta:editing-cycles>15</meta:editing-cycles>
    <meta:editing-duration>P2171DT10H56M44S</meta:editing-duration>
    <meta:generator>LibreOffice/25.2.4.3$Windows_X86_64 LibreOffice_project/33e196637044ead23f5c3226cde09b47731f7e27</meta:generator>
    <meta:document-statistic meta:table-count="3" meta:image-count="0" meta:object-count="0" meta:page-count="6" meta:paragraph-count="130" meta:word-count="1374" meta:character-count="9011" meta:non-whitespace-character-count="7824"/>
  </office:meta>
</office:document-meta>
</file>